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color="#DC143C" fo:language="en" fo:country="US"/>
    </style:style>
    <style:style style:name="T11" style:parent-style-name="Absatz-Standardschriftart" style:family="text">
      <style:text-properties style:font-name="Wingdings" style:font-name-asian="Wingdings" style:font-name-complex="Wingding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P18" style:parent-style-name="Standard" style:family="paragraph">
      <style:paragraph-properties fo:break-before="page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P32" style:parent-style-name="Standard" style:family="paragraph">
      <style:text-properties fo:color="#0000FF"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color="#0000FF" fo:language="en" fo:country="US"/>
    </style:style>
    <style:style style:name="P37" style:parent-style-name="Standard" style:family="paragraph">
      <style:text-properties fo:color="#0000FF" fo:language="en" fo:country="US"/>
    </style:style>
    <style:style style:name="P38" style:parent-style-name="Standard" style:family="paragraph">
      <style:text-properties fo:color="#0000FF" fo:language="en" fo:country="US"/>
    </style:style>
    <style:style style:name="P39" style:parent-style-name="Standard" style:family="paragraph">
      <style:text-properties fo:color="#0000FF" fo:language="en" fo:country="US"/>
    </style:style>
    <style:style style:name="P40" style:parent-style-name="Standard" style:family="paragraph">
      <style:text-properties fo:color="#0000FF" fo:language="en" fo:country="US"/>
    </style:style>
    <style:style style:name="P41" style:parent-style-name="Standard" style:family="paragraph">
      <style:text-properties fo:color="#0000FF" fo:language="en" fo:country="US"/>
    </style:style>
    <style:style style:name="P42" style:parent-style-name="Standard" style:family="paragraph">
      <style:text-properties fo:color="#0000FF" fo:language="en" fo:country="US"/>
    </style:style>
    <style:style style:name="P43" style:parent-style-name="Standard" style:family="paragraph">
      <style:text-properties fo:color="#0000FF" fo:language="en" fo:country="US"/>
    </style:style>
    <style:style style:name="P44" style:parent-style-name="Standard" style:family="paragraph">
      <style:text-properties fo:color="#0000FF" fo:language="en" fo:country="US"/>
    </style:style>
    <style:style style:name="P45" style:parent-style-name="Standard" style:family="paragraph">
      <style:text-properties fo:color="#0000FF" fo:language="en" fo:country="US"/>
    </style:style>
    <style:style style:name="P46" style:parent-style-name="Standard" style:family="paragraph">
      <style:text-properties fo:color="#0000FF" fo:language="en" fo:country="US"/>
    </style:style>
    <style:style style:name="P47" style:parent-style-name="Standard" style:family="paragraph">
      <style:text-properties fo:color="#0000FF" fo:language="en" fo:country="US"/>
    </style:style>
    <style:style style:name="P48" style:parent-style-name="Standard" style:family="paragraph">
      <style:text-properties fo:color="#0000FF" fo:language="en" fo:country="US"/>
    </style:style>
    <style:style style:name="P49" style:parent-style-name="Standard" style:family="paragraph">
      <style:text-properties fo:color="#0000FF" fo:language="en" fo:country="US"/>
    </style:style>
    <style:style style:name="P50" style:parent-style-name="Standard" style:family="paragraph">
      <style:text-properties fo:color="#0000FF" fo:language="en" fo:country="US"/>
    </style:style>
    <style:style style:name="P51" style:parent-style-name="Standard" style:family="paragraph">
      <style:text-properties fo:color="#0000FF" fo:language="en" fo:country="US"/>
    </style:style>
    <style:style style:name="T52" style:parent-style-name="Absatz-Standardschriftart" style:family="text">
      <style:text-properties fo:color="#0000FF" fo:language="en" fo:country="US"/>
    </style:style>
    <style:style style:name="T53" style:parent-style-name="Absatz-Standardschriftart" style:family="text">
      <style:text-properties fo:color="#0000FF"/>
    </style:style>
    <style:style style:name="P54" style:parent-style-name="Standard" style:family="paragraph">
      <style:text-properties fo:color="#0000FF"/>
    </style:style>
    <style:style style:name="P55" style:parent-style-name="Standard" style:family="paragraph">
      <style:text-properties fo:color="#0000FF"/>
    </style:style>
    <style:style style:name="P56" style:parent-style-name="Standard" style:family="paragraph">
      <style:text-properties fo:color="#0000FF"/>
    </style:style>
    <style:style style:name="P57" style:parent-style-name="Standard" style:family="paragraph">
      <style:text-properties fo:color="#0000FF"/>
    </style:style>
    <style:style style:name="P58" style:parent-style-name="Standard" style:family="paragraph">
      <style:text-properties fo:color="#0000FF"/>
    </style:style>
    <style:style style:name="P59" style:parent-style-name="Standard" style:family="paragraph">
      <style:paragraph-properties fo:break-before="page"/>
    </style:style>
    <style:style style:name="T60" style:parent-style-name="Absatz-Standardschriftart" style:family="text">
      <style:text-properties fo:language="en" fo:country="US"/>
    </style:style>
    <style:style style:name="T61" style:parent-style-name="Absatz-Standardschriftart" style:family="text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T74" style:parent-style-name="Absatz-Standardschriftart" style:family="text">
      <style:text-properties fo:language="en" fo:country="US"/>
    </style:style>
    <style:style style:name="P75" style:parent-style-name="Standard" style:family="paragraph">
      <style:text-properties fo:color="#0000FF"/>
    </style:style>
    <style:style style:name="P76" style:parent-style-name="Standard" style:family="paragraph">
      <style:text-properties fo:color="#0000FF"/>
    </style:style>
    <style:style style:name="T77" style:parent-style-name="Absatz-Standardschriftart" style:family="text">
      <style:text-properties fo:color="#0000FF"/>
    </style:style>
    <style:style style:name="T78" style:parent-style-name="Absatz-Standardschriftart" style:family="text">
      <style:text-properties fo:color="#0000FF" fo:language="en" fo:country="US"/>
    </style:style>
    <style:style style:name="P79" style:parent-style-name="Standard" style:family="paragraph">
      <style:text-properties fo:color="#0000FF" fo:language="en" fo:country="US"/>
    </style:style>
    <style:style style:name="P80" style:parent-style-name="Standard" style:family="paragraph">
      <style:text-properties fo:color="#0000FF" fo:language="en" fo:country="US"/>
    </style:style>
    <style:style style:name="P81" style:parent-style-name="Standard" style:family="paragraph">
      <style:text-properties fo:color="#0000FF" fo:language="en" fo:country="US"/>
    </style:style>
    <style:style style:name="P82" style:parent-style-name="Standard" style:family="paragraph">
      <style:text-properties fo:color="#0000FF" fo:language="en" fo:country="US"/>
    </style:style>
    <style:style style:name="P83" style:parent-style-name="Standard" style:family="paragraph">
      <style:text-properties fo:color="#0000FF" fo:language="en" fo:country="US"/>
    </style:style>
    <style:style style:name="T84" style:parent-style-name="Absatz-Standardschriftart" style:family="text">
      <style:text-properties fo:color="#0000FF" fo:language="en" fo:country="US"/>
    </style:style>
    <style:style style:name="T85" style:parent-style-name="Absatz-Standardschriftart" style:family="text">
      <style:text-properties fo:color="#0000FF" fo:language="en" fo:country="US"/>
    </style:style>
    <style:style style:name="T86" style:parent-style-name="Absatz-Standardschriftart" style:family="text">
      <style:text-properties fo:color="#FF1493" fo:language="en" fo:country="US"/>
    </style:style>
    <style:style style:name="P87" style:parent-style-name="Standard" style:family="paragraph">
      <style:text-properties fo:color="#0000FF" fo:language="en" fo:country="US"/>
    </style:style>
    <style:style style:name="P88" style:parent-style-name="Standard" style:family="paragraph">
      <style:text-properties fo:color="#0000FF" fo:language="en" fo:country="US"/>
    </style:style>
    <style:style style:name="P89" style:parent-style-name="Standard" style:family="paragraph">
      <style:text-properties fo:color="#0000FF" fo:language="en" fo:country="US"/>
    </style:style>
    <style:style style:name="P90" style:parent-style-name="Standard" style:family="paragraph">
      <style:text-properties fo:color="#0000FF" fo:language="en" fo:country="US"/>
    </style:style>
    <style:style style:name="T91" style:parent-style-name="Absatz-Standardschriftart" style:family="text">
      <style:text-properties fo:color="#0000FF" fo:language="en" fo:country="US"/>
    </style:style>
    <style:style style:name="T92" style:parent-style-name="Absatz-Standardschriftart" style:family="text">
      <style:text-properties fo:color="#0000FF" fo:language="en" fo:country="US"/>
    </style:style>
    <style:style style:name="T93" style:parent-style-name="Absatz-Standardschriftart" style:family="text">
      <style:text-properties fo:color="#FF1493" fo:language="en" fo:country="US"/>
    </style:style>
    <style:style style:name="T94" style:parent-style-name="Absatz-Standardschriftart" style:family="text">
      <style:text-properties fo:color="#0000FF" fo:language="en" fo:country="US"/>
    </style:style>
    <style:style style:name="P95" style:parent-style-name="Standard" style:family="paragraph">
      <style:text-properties fo:color="#0000FF" fo:language="en" fo:country="US"/>
    </style:style>
    <style:style style:name="P96" style:parent-style-name="Standard" style:family="paragraph">
      <style:text-properties fo:color="#0000FF" fo:language="en" fo:country="US"/>
    </style:style>
    <style:style style:name="P97" style:parent-style-name="Standard" style:family="paragraph">
      <style:text-properties fo:color="#0000FF" fo:language="en" fo:country="US"/>
    </style:style>
    <style:style style:name="P98" style:parent-style-name="Standard" style:family="paragraph">
      <style:text-properties fo:color="#0000FF" fo:language="en" fo:country="US"/>
    </style:style>
    <style:style style:name="P99" style:parent-style-name="Standard" style:family="paragraph">
      <style:text-properties fo:color="#FF1493" fo:language="en" fo:country="US"/>
    </style:style>
    <style:style style:name="P100" style:parent-style-name="Standard" style:family="paragraph">
      <style:text-properties fo:color="#FF1493" fo:language="en" fo:country="US"/>
    </style:style>
    <style:style style:name="P101" style:parent-style-name="Standard" style:family="paragraph">
      <style:text-properties fo:color="#FF1493" fo:language="en" fo:country="US"/>
    </style:style>
    <style:style style:name="P102" style:parent-style-name="Standard" style:family="paragraph">
      <style:text-properties fo:color="#FF1493" fo:language="en" fo:country="US"/>
    </style:style>
    <style:style style:name="P103" style:parent-style-name="Standard" style:family="paragraph">
      <style:text-properties fo:color="#FF1493" fo:language="en" fo:country="US"/>
    </style:style>
    <style:style style:name="P104" style:parent-style-name="Standard" style:family="paragraph">
      <style:text-properties fo:color="#FF1493" fo:language="en" fo:country="US"/>
    </style:style>
    <style:style style:name="P105" style:parent-style-name="Standard" style:family="paragraph">
      <style:text-properties fo:color="#FF1493" fo:language="en" fo:country="US"/>
    </style:style>
    <style:style style:name="P106" style:parent-style-name="Standard" style:family="paragraph">
      <style:text-properties fo:color="#FF1493" fo:language="en" fo:country="US"/>
    </style:style>
    <style:style style:name="P107" style:parent-style-name="Standard" style:family="paragraph">
      <style:text-properties fo:color="#FF1493"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color="#FF1493" fo:language="en" fo:country="US"/>
    </style:style>
    <style:style style:name="P110" style:parent-style-name="Standard" style:family="paragraph">
      <style:text-properties fo:color="#FF1493" fo:language="en" fo:country="US"/>
    </style:style>
    <style:style style:name="P111" style:parent-style-name="Standard" style:family="paragraph">
      <style:text-properties fo:color="#FF1493" fo:language="en" fo:country="US"/>
    </style:style>
    <style:style style:name="P112" style:parent-style-name="Standard" style:family="paragraph">
      <style:text-properties fo:color="#FF1493" fo:language="en" fo:country="US"/>
    </style:style>
    <style:style style:name="P113" style:parent-style-name="Standard" style:family="paragraph">
      <style:text-properties fo:color="#FF1493" fo:language="en" fo:country="US"/>
    </style:style>
    <style:style style:name="T114" style:parent-style-name="Absatz-Standardschriftart" style:family="text">
      <style:text-properties fo:color="#FF1493" fo:language="en" fo:country="US"/>
    </style:style>
    <style:style style:name="T115" style:parent-style-name="Absatz-Standardschriftart" style:family="text">
      <style:text-properties fo:color="#FF1493"/>
    </style:style>
    <style:style style:name="T116" style:parent-style-name="Absatz-Standardschriftart" style:family="text">
      <style:text-properties fo:color="#FF1493"/>
    </style:style>
    <style:style style:name="T117" style:parent-style-name="Absatz-Standardschriftart" style:family="text">
      <style:text-properties fo:color="#FF1493"/>
    </style:style>
  </office:automatic-styles>
  <office:body>
    <office:text text:use-soft-page-breaks="true">
      <text:p text:style-name="P1">Nachdenkzettel Clean Code</text:p>
      <text:p text:style-name="Standard"/>
      <text:p text:style-name="Standard"><text:s text:c="74"/></text:p>
      <text:p text:style-name="Standard">1. <text:s text:c="2"/>Klassenexplosion (Schwierig..)</text:p>
      <text:p text:style-name="Standard"/>
      <text:p text:style-name="P2">class Formularfeld;</text:p>
      <text:p text:style-name="P3">class Textfeld extends Formularfeld;</text:p>
      <text:p text:style-name="P4">class Zahlfeld extends<text:s/>Formularfeld;</text:p>
      <text:p text:style-name="P5">class TextUndZahlFeld extends Formularfeld;</text:p>
      <text:p text:style-name="P6">class TextfeldOCR extends Textfeld;</text:p>
      <text:p text:style-name="P7">class ZahlfeldOCR extends Zahlfeld;</text:p>
      <text:p text:style-name="P8">class TextUndZahlFeldOCR extends TextUndZahlFeld;</text:p>
      <text:p text:style-name="Standard">class TextfeldSonderZ extends TextUndZahlFeld;</text:p>
      <text:p text:style-name="Standard">class TextfeldOCRSonderZ extends TextUndZahlFeldOCR;</text:p>
      <text:p text:style-name="Standard">class .....</text:p>
      <text:p text:style-name="Standard"/>
      <text:p text:style-name="Standard">&gt; Jede weitere Eigenschaft oder Spezialisierung führt zu vielen neuen Klassen durch Kombination. Die Folge ist explosives Anwachsen der Zahl der Klassen mit identischem Code. (Lösung?)</text:p>
      <text:p text:style-name="Standard"/>
      <text:p text:style-name="P9">You can use Interfaces<text:s/>for Formularfeld Textfeld and Zahlenfeld<text:s/>which you later implement in all the specific<text:s/>subclasses to avoid writing the same code multiple times.<text:s/></text:p>
      <text:p text:style-name="P10"/>
      <text:p text:style-name="Standard">2. Der verwirrte und der nicht-verwirrte Indexer</text:p>
      <text:p text:style-name="Standard">was genau unterscheidet die beiden Indexer? Wieso ist der eine „verwirrt“?</text:p>
      <text:p text:style-name="Standard"/>
      <text:p text:style-name="Standard"/>
      <text:p text:style-name="Standard">The UnconfusedIndexer checks the Constructor-Inputs to map the isoCode to a languageID.</text:p>
      <text:p text:style-name="Standard"/>
      <text:p text:style-name="Standard">The ConfusedIndexer on the other side doesn’t get the Information from a Constructor. It has setter-methods for isoCode and languageID, so they can<text:s/>change their states which is a problem because they are not really mapped to each<text:s/>other<text:s/>and two countries for example have the same languageID.</text:p>
      <text:p text:style-name="Standard"><text:span text:style-name="T11"></text:span><text:span text:style-name="T12"><text:s/>so the „confusion“</text:span><text:span text:style-name="T13"><text:s/></text:span><text:span text:style-name="T14">is</text:span><text:span text:style-name="T15">,</text:span><text:span text:style-name="T16"><text:s/>th</text:span><text:span text:style-name="T17">at languageID and isoCode are completely independent</text:span></text:p>
      <text:soft-page-break/>
      <text:p text:style-name="P18">3. Korrekte Initialisierung und Updates von Objekten</text:p>
      <text:p text:style-name="Standard"/>
      <text:p text:style-name="P19">public class Address {</text:p>
      <text:p text:style-name="P20"><text:s text:c="22"/><text:s text:c="49"/></text:p>
      <text:p text:style-name="P21"><text:tab/>private String City;</text:p>
      <text:p text:style-name="P22"><text:tab/>private String Zipcode;</text:p>
      <text:p text:style-name="P23"><text:tab/>private String Streetname;</text:p>
      <text:p text:style-name="P24"><text:tab/>private String Number;</text:p>
      <text:p text:style-name="P25"/>
      <text:p text:style-name="P26"><text:tab/>public void setCity (String c) {</text:p>
      <text:p text:style-name="P27"><text:tab/><text:tab/>City = c;</text:p>
      <text:p text:style-name="P28"><text:tab/>}</text:p>
      <text:p text:style-name="P29"><text:tab/>public void setZipcode (String z) {</text:p>
      <text:p text:style-name="Standard"><text:span text:style-name="T30"><text:tab/></text:span><text:span text:style-name="T31"><text:tab/></text:span>Zipcode = z;</text:p>
      <text:p text:style-name="Standard"><text:tab/>}</text:p>
      <text:p text:style-name="Standard">}</text:p>
      <text:p text:style-name="Standard">Wie initialisieren Sie Address richtig? Wie machen Sie einen korrekten Update der Werte?</text:p>
      <text:p text:style-name="Standard"/>
      <text:p text:style-name="P32">→ At first, lowercase variables; Change „city“ and „zipcode“ at the same time (they don’t make sense on their own); Maybe consider to update the whole adress at<text:s/>once. Setting all variables to „final“ because an adress can just be deleted and recreated correctly.</text:p>
      <text:p text:style-name="P33"/>
      <text:p text:style-name="P34"/>
      <text:p text:style-name="P35"/>
      <text:p text:style-name="P36">public class Address {</text:p>
      <text:p text:style-name="P37"><text:s text:c="71"/></text:p>
      <text:p text:style-name="P38"><text:tab/>private final<text:s/>String city;</text:p>
      <text:p text:style-name="P39"><text:tab/>private final String zipCode;</text:p>
      <text:p text:style-name="P40"><text:tab/>private final String streetName;</text:p>
      <text:p text:style-name="P41"><text:tab/>private final String number;</text:p>
      <text:p text:style-name="P42"/>
      <text:p text:style-name="P43"><text:tab/>public void setCity (String c) {</text:p>
      <text:p text:style-name="P44"><text:tab/><text:tab/>City = c;</text:p>
      <text:p text:style-name="P45"><text:tab/>}</text:p>
      <text:p text:style-name="P46"/>
      <text:p text:style-name="P47"><text:tab/>public vojd update(String city, String zipCode, String streetName, String number) {</text:p>
      <text:p text:style-name="P48"><text:tab/><text:tab/>this.city<text:s/>= city;</text:p>
      <text:p text:style-name="P49"><text:tab/><text:tab/>this.zipCode = zipCode;</text:p>
      <text:p text:style-name="P50"><text:tab/><text:tab/>this.stretName = streetName;</text:p>
      <text:p text:style-name="P51"><text:tab/><text:tab/>this.number = number;</text:p>
      <text:p text:style-name="Standard"><text:span text:style-name="T52"><text:tab/></text:span><text:span text:style-name="T53">}</text:span></text:p>
      <text:p text:style-name="P54"/>
      <text:p text:style-name="P55"><text:tab/>public void setZipcode (String z) {</text:p>
      <text:p text:style-name="P56"><text:tab/><text:tab/>Zipcode = z;</text:p>
      <text:p text:style-name="P57"><text:tab/>}</text:p>
      <text:p text:style-name="P58">}</text:p>
      <text:p text:style-name="Standard"/>
      <text:p text:style-name="Standard"/>
      <text:p text:style-name="Standard"/>
      <text:soft-page-break/>
      <text:p text:style-name="P59">4. Kapselung und Seiteneffekte</text:p>
      <text:p text:style-name="Standard"/>
      <text:p text:style-name="Standard"><text:s text:c="2"/>public class Person {</text:p>
      <text:p text:style-name="Standard"/>
      <text:p text:style-name="Standard"><text:tab/><text:span text:style-name="T60">public Wallet wallet = new<text:s/></text:span><text:span text:style-name="T61">Wallet();</text:span></text:p>
      <text:p text:style-name="P62"><text:tab/>int balance = 0;</text:p>
      <text:p text:style-name="P63"/>
      <text:p text:style-name="P64"><text:tab/>public Wallet getWallet(void) {</text:p>
      <text:p text:style-name="P65"><text:tab/><text:tab/>return wallet;</text:p>
      <text:p text:style-name="P66"><text:tab/>}</text:p>
      <text:p text:style-name="P67"><text:tab/></text:p>
      <text:p text:style-name="P68"><text:tab/>public addMoney(int money) {</text:p>
      <text:p text:style-name="P69"><text:tab/><text:s/><text:tab/>wallet.add(money);</text:p>
      <text:p text:style-name="P70"><text:tab/><text:tab/>balance = wallet.size();</text:p>
      <text:p text:style-name="P71"/>
      <text:p text:style-name="P72"><text:tab/>public int getBalance() {</text:p>
      <text:p text:style-name="P73"><text:tab/><text:s/><text:tab/>return balance;</text:p>
      <text:p text:style-name="Standard"><text:span text:style-name="T74"><text:s text:c="12"/></text:span>}</text:p>
      <text:p text:style-name="Standard">}</text:p>
      <text:p text:style-name="Standard"><text:s text:c="30"/><text:s text:c="53"/></text:p>
      <text:p text:style-name="Standard">Reparieren Sie die Klasse und sorgen Sie dafür, dass die Gültigkeit der Objekte erhalten bleibt und keine Seiteneffekte auftreten.</text:p>
      <text:p text:style-name="P75">→ Jetzt kann nur noch über die class Person auf die Wallet zugegriffen<text:s/>werden</text:p>
      <text:p text:style-name="P76"/>
      <text:p text:style-name="Standard"><text:span text:style-name="T77"><text:s text:c="2"/></text:span><text:span text:style-name="T78">public class Person {</text:span></text:p>
      <text:p text:style-name="P79"/>
      <text:p text:style-name="P80"><text:tab/>public Wallet wallet = new Wallet();</text:p>
      <text:p text:style-name="P81"><text:tab/>int balance = 0;</text:p>
      <text:p text:style-name="P82"/>
      <text:p text:style-name="P83"><text:tab/>public Wallet getBalance(void) {</text:p>
      <text:p text:style-name="Standard"><text:span text:style-name="T84"><text:tab/></text:span><text:span text:style-name="T85"><text:tab/></text:span><text:span text:style-name="T86">return wallet.size();</text:span></text:p>
      <text:p text:style-name="P87"><text:tab/>}</text:p>
      <text:p text:style-name="P88"><text:tab/></text:p>
      <text:p text:style-name="P89"><text:tab/>public addMoney(int money) {</text:p>
      <text:p text:style-name="P90"><text:tab/><text:s/><text:tab/>wallet.add(money);</text:p>
      <text:p text:style-name="Standard"><text:span text:style-name="T91"><text:tab/></text:span><text:span text:style-name="T92"><text:tab/></text:span><text:span text:style-name="T93">return</text:span><text:span text:style-name="T94"><text:s/>wallet.size();</text:span></text:p>
      <text:p text:style-name="P95"><text:tab/>}</text:p>
      <text:p text:style-name="P96"/>
      <text:p text:style-name="P97">}</text:p>
      <text:p text:style-name="P98"/>
      <text:p text:style-name="P99">public class Wallet {</text:p>
      <text:p text:style-name="P100"><text:tab/>public void add(int money) {};</text:p>
      <text:p text:style-name="P101"><text:tab/></text:p>
      <text:p text:style-name="P102"><text:tab/>public int size() {</text:p>
      <text:p text:style-name="P103"><text:tab/><text:tab/>return 0;</text:p>
      <text:p text:style-name="P104"><text:tab/>}</text:p>
      <text:p text:style-name="P105"/>
      <text:p text:style-name="P106"/>
      <text:p text:style-name="P107">}</text:p>
      <text:p text:style-name="P108"/>
      <text:p text:style-name="P109">public interface WalletView() {</text:p>
      <text:p text:style-name="P110"><text:tab/>public int size();</text:p>
      <text:p text:style-name="P111">} <text:s text:c="9"/></text:p>
      <text:p text:style-name="P112"/>
      <text:p text:style-name="P113">public WalletView getWallet() {</text:p>
      <text:p text:style-name="Standard"><text:span text:style-name="T114"><text:tab/></text:span><text:span text:style-name="T115">return wa</text:span><text:span text:style-name="T116">llet;</text:span></text:p>
      <text:p text:style-name="Standard"><text:span text:style-name="T117">} <text:s text:c="18"/></text:span><text:s text:c="2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alter </meta:initial-creator>
    <dc:creator>Maurice Dolibois</dc:creator>
    <meta:creation-date>2014-10-22T20:13:00Z</meta:creation-date>
    <dc:date>2022-06-01T14:29:00Z</dc:date>
    <meta:template xlink:href="Normal.dotm" xlink:type="simple"/>
    <meta:editing-cycles>45</meta:editing-cycles>
    <meta:editing-duration>PT0S</meta:editing-duration>
    <meta:document-statistic meta:page-count="4" meta:paragraph-count="7" meta:word-count="516" meta:character-count="3763" meta:row-count="27" meta:non-whitespace-character-count="3254"/>
  </office:meta>
</office:document-meta>
</file>